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7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span text:style-name="T3">Memória Virtual<text:line-break/> <text:tab/><text:tab/>Caso de Uso: EditarCadastroUsuário</text:span></text:p>
      <text:p text:style-name="P8"/>
      <text:h text:style-name="P13" text:outline-level="1">Breve Descrição</text:h>
      <text:p text:style-name="P9"><text:s text:c="4"/>O caso de uso EditarCadastroUsuário permite ao Administrador editar dados específicos (todos com exceção de login, senha e e-mail) de todos os usuários e ao Gerente editar apenas dados específicos de Revisores e catalogadores da Instituição que gerencia . </text:p>
      <text:h text:style-name="P13" text:outline-level="1">Breve Descrição dos Atores</text:h>
      <text:p text:style-name="P9"><text:s text:c="4"/>Administradores : Editam dados específicos de todos os usuários.</text:p>
      <text:p text:style-name="P9"><text:s text:c="3"/>Gerentes: Editam dados específicos de Revisores e Catalogadores de sua Instituição.</text:p>
      <text:h text:style-name="P13" text:outline-level="1">Pré-condições </text:h>
      <text:p text:style-name="P9"><text:s text:c="4"/>O usuário está logado no sistema.</text:p>
      <text:h text:style-name="P13" text:outline-level="1">Fluxo Básico de eventos</text:h>
      <text:list xml:id="list32685157" text:style-name="WW8Num7">
        <text:list-item>
          <text:p text:style-name="P16">O Administrador/Gerente seleciona a opção “Editar Usuário”;</text:p>
        </text:list-item>
        <text:list-item>
          <text:p text:style-name="P16">O sistema disponibiliza o ícone <text:s/>“Buscar Usuário”;</text:p>
        </text:list-item>
        <text:list-item>
          <text:p text:style-name="P15"><text:span text:style-name="T9">O </text:span><text:span text:style-name="T4">Administrador/Gerente</text:span><text:span text:style-name="T9"> pesquisa pelo usuário a ser editado;</text:span></text:p>
        </text:list-item>
        <text:list-item>
          <text:p text:style-name="P17">O sistema retorna os resultados da busca;</text:p>
        </text:list-item>
        <text:list-item>
          <text:p text:style-name="P15"><text:span text:style-name="T9">O </text:span><text:span text:style-name="T4">Administrador/Gerente</text:span><text:span text:style-name="T9"> seleciona o usuário desejado;</text:span></text:p>
        </text:list-item>
        <text:list-item>
          <text:p text:style-name="P16">O sistema carrega os dados que podem ser editados, com exceção do login, senha e e-mail do usuário;</text:p>
        </text:list-item>
        <text:list-item>
          <text:p text:style-name="P12"><text:s text:c="3"/>O Administrador/Gerente altera os dados e confirma a operação;</text:p>
        </text:list-item>
        <text:list-item>
          <text:p text:style-name="P16"><text:s text:c="3"/>O sistema salva as alterações e exibe a mensagem “Dados alterados com sucesso” ;</text:p>
        </text:list-item>
        <text:list-item>
          <text:p text:style-name="P16"><text:s text:c="3"/>O caso de uso termina.</text:p>
        </text:list-item>
      </text:list>
      <text:h text:style-name="P13" text:outline-level="1">Fluxos Alternativos</text:h>
      <text:list xml:id="list32684018" text:style-name="WW8Num2">
        <text:list-header>
          <text:p text:style-name="P18">Fluxo Alternativo 1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8">Se no passo 4 do fluxo básico o sistema não encontra resultados para a pesquisa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 Usuário não encontrado ”</text:p>
                                      <text:list>
                                        <text:list-header>
                                          <text:p text:style-name="P21"><text:soft-page-break/><text:s text:c="22"/>2. O caso de uso retorna ao passo 2 do fluxo básico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2"/>
          <text:p text:style-name="P22">Fluxo Alternativo 2</text:p>
          <text:list>
            <text:list-item>
              <text:list>
                <text:list-header>
                  <text:p text:style-name="P23"><text:span text:style-name="T6"><text:s text:c="10"/></text:span><text:span text:style-name="T5">Se no passo 6 do fluxo básico o Gerente deseja alterar dados de um usuário que não seja revisor nem catalogador de sua instituição, entao</text:span></text:p>
                  <text:p text:style-name="P21"><text:s text:c="20"/>1. O sistema exibe a mensagem “Sem permissão para realizar alterações”;</text:p>
                  <text:p text:style-name="P21"><text:s text:c="20"/>2. O caso de uso retorna ao passo 2 do fluxo básico.</text:p>
                  <text:p text:style-name="P21"/>
                </text:list-header>
              </text:list>
            </text:list-item>
          </text:list>
          <text:p text:style-name="P22">Fluxo Alternativo 3</text:p>
          <text:p text:style-name="P23"><text:span text:style-name="T6"><text:s text:c="10"/></text:span><text:span text:style-name="T5">Se no passo 7 do fluxo básico o usuário não confirmar a operação</text:span></text:p>
          <text:p text:style-name="P21"><text:s text:c="18"/>1. O sistema exibe a mensagem “Dados não alterados”.</text:p>
          <text:p text:style-name="P21"><text:s text:c="18"/>2. O caso de uso termina.</text:p>
        </text:list-header>
      </text:list>
      <text:h text:style-name="P13" text:outline-level="1">Pós-condições</text:h>
      <text:h text:style-name="P14" text:outline-level="2" text:is-list-header="true">Fluxo Básico: Os dados do usuário foram alterados.</text:h>
      <text:p text:style-name="P4"><text:tab/>Fluxo Alternativo 1: A alteração de dados não foi realizada.</text:p>
      <text:p text:style-name="P4"><text:tab/>Fluxo Alternativo 2: A alteração de dados não foi realizada.</text:p>
      <text:h text:style-name="P13" text:outline-level="1">Requisitos especiais</text:h>
      <text:p text:style-name="P5"><text:span text:style-name="T7"><text:s text:c="13"/></text:span><text:span text:style-name="T4">Performance: A resposta do sistema para a busca do usuário deve ser realizada em até 1 segundo.</text:span></text:p>
      <text:p text:style-name="P10"><text:s text:c="3"/>Requisito de Auditoria: o sistema salva no banco de dados o Administrados/Gerente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8</meta:editing-cycles>
    <meta:editing-duration>PT01H13M06S</meta:editing-duration>
    <meta:generator>BrOffice.org/3.2$Win32 OpenOffice.org_project/320m12$Build-9483</meta:generator>
    <dc:date>2011-01-24T12:58:51.11</dc:date>
    <meta:document-statistic meta:table-count="2" meta:image-count="1" meta:object-count="0" meta:page-count="2" meta:paragraph-count="45" meta:word-count="400" meta:character-count="2528"/>
  </office:meta>
</office:document-meta>
</file>